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2252in"/>
    </style:style>
    <style:style style:name="co3" style:family="table-column">
      <style:table-column-properties fo:break-before="auto" style:column-width="0.7717in"/>
    </style:style>
    <style:style style:name="co4" style:family="table-column">
      <style:table-column-properties fo:break-before="auto" style:column-width="0.8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0.31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666666"/>
    </style:style>
    <style:style style:name="ce6" style:family="table-cell" style:parent-style-name="Default">
      <style:table-cell-properties style:cell-protect="none" style:print-content="true"/>
      <style:text-properties fo:color="#666666"/>
    </style:style>
    <style:style style:name="ce7" style:family="table-cell" style:parent-style-name="Default">
      <style:table-cell-properties fo:background-color="#666666" style:cell-protect="none" style:print-content="true"/>
      <style:text-properties fo:color="#666666"/>
    </style:style>
    <style:style style:name="ce2" style:family="table-cell" style:parent-style-name="Default" style:data-style-name="N0"/>
    <style:style style:name="ce9" style:family="table-cell" style:parent-style-name="Default">
      <style:text-properties fo:color="#ff0000"/>
    </style:style>
    <style:style style:name="ce4" style:family="table-cell" style:parent-style-name="Default">
      <style:table-cell-properties style:cell-protect="none" style:print-content="true"/>
      <style:text-properties fo:color="#468a1a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0&quot;;&quot;1&quot;)" table:allow-empty-cell="false" table:display-list="no" table:base-cell-address="Sheet1.B2">
          <table:error-message table:message-type="stop" table:display="true"/>
        </table:content-validation>
      </table:content-validations>
      <table:table table:name="Sheet1" table:style-name="ta1" table:protected="true" table:protection-key="h/jtkVcSX/xNqeBqe4ARrYClP+E=" table:protection-key-digest-algorithm="http://www.w3.org/2000/09/xmldsig#sha1">
        <loext:table-protection loext:select-unprotected-cells="true"/>
        <table:table-column table:style-name="co1" table:number-columns-repeated="1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number-columns-repeated="2" table:default-cell-style-name="Default"/>
        <table:table-column table:style-name="co5" table:visibility="collapse" table:default-cell-style-name="Default"/>
        <table:table-column table:style-name="co5" table:visibility="collapse" table:default-cell-style-name="ce2"/>
        <table:table-column table:style-name="co5" table:visibility="collapse" table:default-cell-style-name="Default"/>
        <table:table-column table:style-name="co6" table:default-cell-style-name="Default"/>
        <table:table-row table:style-name="ro1">
          <table:table-cell table:style-name="ce5"/>
          <table:table-cell table:style-name="ce5" office:value-type="float" office:value="15" calcext:value-type="float">
            <text:p>15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4"/>
          <table:table-cell table:style-name="Default"/>
          <table:table-cell/>
          <table:table-cell table:style-name="ce9" office:value-type="string" calcext:value-type="string">
            <text:p>Sequential order (TopLeft – TopRight – BottomLeft – BottomRight)</text:p>
          </table:table-cell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2];0);TEXT([.C2];0);TEXT([.D2];0);TEXT([.E2];0);TEXT([.F2];0);TEXT([.G2];0);TEXT([.H2];0);TEXT([.I2];0);)" office:value-type="string" office:string-value="%00000000" calcext:value-type="string">
            <text:p>%00000000</text:p>
          </table:table-cell>
          <table:table-cell table:formula="of:=COM.MICROSOFT.CONCAT(&quot;%&quot;;TEXT([.J2];0);TEXT([.K2];0);TEXT([.L2];0);TEXT([.M2];0);TEXT([.N2];0);TEXT([.O2];0);TEXT([.P2];0);TEXT([.Q2];0);)" office:value-type="string" office:string-value="%00000000" calcext:value-type="string">
            <text:p>%00000000</text:p>
          </table:table-cell>
          <table:table-cell/>
          <table:table-cell table:style-name="Default"/>
          <table:table-cell/>
          <table:table-cell table:style-name="ce9" office:value-type="string" calcext:value-type="string">
            <text:p>CA65 resource string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number-columns-repeated="3"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number-columns-repeated="6"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number-columns-repeated="3"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3];0);TEXT([.C3];0);TEXT([.D3];0);TEXT([.E3];0);TEXT([.F3];0);TEXT([.G3];0);TEXT([.H3];0);TEXT([.I3];0);)" office:value-type="string" office:string-value="%01110111" calcext:value-type="string">
            <text:p>%01110111</text:p>
          </table:table-cell>
          <table:table-cell table:formula="of:=COM.MICROSOFT.CONCAT(&quot;%&quot;;TEXT([.J3];0);TEXT([.K3];0);TEXT([.L3];0);TEXT([.M3];0);TEXT([.N3];0);TEXT([.O3];0);TEXT([.P3];0);TEXT([.Q3];0);)" office:value-type="string" office:string-value="%11101110" calcext:value-type="string">
            <text:p>%11101110</text:p>
          </table:table-cell>
          <table:table-cell/>
          <table:table-cell table:style-name="Default"/>
          <table:table-cell/>
          <table:table-cell table:style-name="ce4" table:formula="of:=COM.MICROSOFT.CONCAT(&quot;.byte &quot;;COM.MICROSOFT.CONCAT([.W21:.X52]))" office:value-type="string" office:string-value=".byte $0,$77,$48,$44,$22,$51,$48,$44,$0,$EE,$12,$22,$44,$8A,$12,$22,$44,$48,$51,$22,$44,$48,$77,$0,$22,$12,$8A,$44,$22,$12,$EE,$0" calcext:value-type="string">
            <text:p>.byte $0,$77,$48,$44,$22,$51,$48,$44,$0,$EE,$12,$22,$44,$8A,$12,$22,$44,$48,$51,$22,$44,$48,$77,$0,$22,$12,$8A,$44,$22,$12,$EE,$0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2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6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2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4];0);TEXT([.C4];0);TEXT([.D4];0);TEXT([.E4];0);TEXT([.F4];0);TEXT([.G4];0);TEXT([.H4];0);TEXT([.I4];0);)" office:value-type="string" office:string-value="%01001000" calcext:value-type="string">
            <text:p>%01001000</text:p>
          </table:table-cell>
          <table:table-cell table:formula="of:=COM.MICROSOFT.CONCAT(&quot;%&quot;;TEXT([.J4];0);TEXT([.K4];0);TEXT([.L4];0);TEXT([.M4];0);TEXT([.N4];0);TEXT([.O4];0);TEXT([.P4];0);TEXT([.Q4];0);)" office:value-type="string" office:string-value="%00010010" calcext:value-type="string">
            <text:p>%000100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3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4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3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5];0);TEXT([.C5];0);TEXT([.D5];0);TEXT([.E5];0);TEXT([.F5];0);TEXT([.G5];0);TEXT([.H5];0);TEXT([.I5];0);)" office:value-type="string" office:string-value="%01000100" calcext:value-type="string">
            <text:p>%01000100</text:p>
          </table:table-cell>
          <table:table-cell table:formula="of:=COM.MICROSOFT.CONCAT(&quot;%&quot;;TEXT([.J5];0);TEXT([.K5];0);TEXT([.L5];0);TEXT([.M5];0);TEXT([.N5];0);TEXT([.O5];0);TEXT([.P5];0);TEXT([.Q5];0);)" office:value-type="string" office:string-value="%00100010" calcext:value-type="string">
            <text:p>%001000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2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3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2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3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2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6];0);TEXT([.C6];0);TEXT([.D6];0);TEXT([.E6];0);TEXT([.F6];0);TEXT([.G6];0);TEXT([.H6];0);TEXT([.I6];0);)" office:value-type="string" office:string-value="%00100010" calcext:value-type="string">
            <text:p>%00100010</text:p>
          </table:table-cell>
          <table:table-cell table:formula="of:=COM.MICROSOFT.CONCAT(&quot;%&quot;;TEXT([.J6];0);TEXT([.K6];0);TEXT([.L6];0);TEXT([.M6];0);TEXT([.N6];0);TEXT([.O6];0);TEXT([.P6];0);TEXT([.Q6];0);)" office:value-type="string" office:string-value="%01000100" calcext:value-type="string">
            <text:p>%010001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3"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number-columns-repeated="3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7];0);TEXT([.C7];0);TEXT([.D7];0);TEXT([.E7];0);TEXT([.F7];0);TEXT([.G7];0);TEXT([.H7];0);TEXT([.I7];0);)" office:value-type="string" office:string-value="%01010001" calcext:value-type="string">
            <text:p>%01010001</text:p>
          </table:table-cell>
          <table:table-cell table:formula="of:=COM.MICROSOFT.CONCAT(&quot;%&quot;;TEXT([.J7];0);TEXT([.K7];0);TEXT([.L7];0);TEXT([.M7];0);TEXT([.N7];0);TEXT([.O7];0);TEXT([.P7];0);TEXT([.Q7];0);)" office:value-type="string" office:string-value="%10001010" calcext:value-type="string">
            <text:p>%100010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2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6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2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8];0);TEXT([.C8];0);TEXT([.D8];0);TEXT([.E8];0);TEXT([.F8];0);TEXT([.G8];0);TEXT([.H8];0);TEXT([.I8];0);)" office:value-type="string" office:string-value="%01001000" calcext:value-type="string">
            <text:p>%01001000</text:p>
          </table:table-cell>
          <table:table-cell table:formula="of:=COM.MICROSOFT.CONCAT(&quot;%&quot;;TEXT([.J8];0);TEXT([.K8];0);TEXT([.L8];0);TEXT([.M8];0);TEXT([.N8];0);TEXT([.O8];0);TEXT([.P8];0);TEXT([.Q8];0);)" office:value-type="string" office:string-value="%00010010" calcext:value-type="string">
            <text:p>%000100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3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4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3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9];0);TEXT([.C9];0);TEXT([.D9];0);TEXT([.E9];0);TEXT([.F9];0);TEXT([.G9];0);TEXT([.H9];0);TEXT([.I9];0);)" office:value-type="string" office:string-value="%01000100" calcext:value-type="string">
            <text:p>%01000100</text:p>
          </table:table-cell>
          <table:table-cell table:formula="of:=COM.MICROSOFT.CONCAT(&quot;%&quot;;TEXT([.J9];0);TEXT([.K9];0);TEXT([.L9];0);TEXT([.M9];0);TEXT([.N9];0);TEXT([.O9];0);TEXT([.P9];0);TEXT([.Q9];0);)" office:value-type="string" office:string-value="%00100010" calcext:value-type="string">
            <text:p>%001000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3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4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3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0];0);TEXT([.C10];0);TEXT([.D10];0);TEXT([.E10];0);TEXT([.F10];0);TEXT([.G10];0);TEXT([.H10];0);TEXT([.I10];0);)" office:value-type="string" office:string-value="%01000100" calcext:value-type="string">
            <text:p>%01000100</text:p>
          </table:table-cell>
          <table:table-cell table:formula="of:=COM.MICROSOFT.CONCAT(&quot;%&quot;;TEXT([.J10];0);TEXT([.K10];0);TEXT([.L10];0);TEXT([.M10];0);TEXT([.N10];0);TEXT([.O10];0);TEXT([.P10];0);TEXT([.Q10];0);)" office:value-type="string" office:string-value="%00100010" calcext:value-type="string">
            <text:p>%001000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2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6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2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1];0);TEXT([.C11];0);TEXT([.D11];0);TEXT([.E11];0);TEXT([.F11];0);TEXT([.G11];0);TEXT([.H11];0);TEXT([.I11];0);)" office:value-type="string" office:string-value="%01001000" calcext:value-type="string">
            <text:p>%01001000</text:p>
          </table:table-cell>
          <table:table-cell table:formula="of:=COM.MICROSOFT.CONCAT(&quot;%&quot;;TEXT([.J11];0);TEXT([.K11];0);TEXT([.L11];0);TEXT([.M11];0);TEXT([.N11];0);TEXT([.O11];0);TEXT([.P11];0);TEXT([.Q11];0);)" office:value-type="string" office:string-value="%00010010" calcext:value-type="string">
            <text:p>%000100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3"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number-columns-repeated="3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2];0);TEXT([.C12];0);TEXT([.D12];0);TEXT([.E12];0);TEXT([.F12];0);TEXT([.G12];0);TEXT([.H12];0);TEXT([.I12];0);)" office:value-type="string" office:string-value="%01010001" calcext:value-type="string">
            <text:p>%01010001</text:p>
          </table:table-cell>
          <table:table-cell table:formula="of:=COM.MICROSOFT.CONCAT(&quot;%&quot;;TEXT([.J12];0);TEXT([.K12];0);TEXT([.L12];0);TEXT([.M12];0);TEXT([.N12];0);TEXT([.O12];0);TEXT([.P12];0);TEXT([.Q12];0);)" office:value-type="string" office:string-value="%10001010" calcext:value-type="string">
            <text:p>%100010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number-columns-repeated="2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3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2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3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2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3];0);TEXT([.C13];0);TEXT([.D13];0);TEXT([.E13];0);TEXT([.F13];0);TEXT([.G13];0);TEXT([.H13];0);TEXT([.I13];0);)" office:value-type="string" office:string-value="%00100010" calcext:value-type="string">
            <text:p>%00100010</text:p>
          </table:table-cell>
          <table:table-cell table:formula="of:=COM.MICROSOFT.CONCAT(&quot;%&quot;;TEXT([.J13];0);TEXT([.K13];0);TEXT([.L13];0);TEXT([.M13];0);TEXT([.N13];0);TEXT([.O13];0);TEXT([.P13];0);TEXT([.Q13];0);)" office:value-type="string" office:string-value="%01000100" calcext:value-type="string">
            <text:p>%010001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3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4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3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4];0);TEXT([.C14];0);TEXT([.D14];0);TEXT([.E14];0);TEXT([.F14];0);TEXT([.G14];0);TEXT([.H14];0);TEXT([.I14];0);)" office:value-type="string" office:string-value="%01000100" calcext:value-type="string">
            <text:p>%01000100</text:p>
          </table:table-cell>
          <table:table-cell table:formula="of:=COM.MICROSOFT.CONCAT(&quot;%&quot;;TEXT([.J14];0);TEXT([.K14];0);TEXT([.L14];0);TEXT([.M14];0);TEXT([.N14];0);TEXT([.O14];0);TEXT([.P14];0);TEXT([.Q14];0);)" office:value-type="string" office:string-value="%00100010" calcext:value-type="string">
            <text:p>%001000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2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6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2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5];0);TEXT([.C15];0);TEXT([.D15];0);TEXT([.E15];0);TEXT([.F15];0);TEXT([.G15];0);TEXT([.H15];0);TEXT([.I15];0);)" office:value-type="string" office:string-value="%01001000" calcext:value-type="string">
            <text:p>%01001000</text:p>
          </table:table-cell>
          <table:table-cell table:formula="of:=COM.MICROSOFT.CONCAT(&quot;%&quot;;TEXT([.J15];0);TEXT([.K15];0);TEXT([.L15];0);TEXT([.M15];0);TEXT([.N15];0);TEXT([.O15];0);TEXT([.P15];0);TEXT([.Q15];0);)" office:value-type="string" office:string-value="%00010010" calcext:value-type="string">
            <text:p>%000100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number-columns-repeated="3"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number-columns-repeated="6"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number-columns-repeated="3"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6];0);TEXT([.C16];0);TEXT([.D16];0);TEXT([.E16];0);TEXT([.F16];0);TEXT([.G16];0);TEXT([.H16];0);TEXT([.I16];0);)" office:value-type="string" office:string-value="%01110111" calcext:value-type="string">
            <text:p>%01110111</text:p>
          </table:table-cell>
          <table:table-cell table:formula="of:=COM.MICROSOFT.CONCAT(&quot;%&quot;;TEXT([.J16];0);TEXT([.K16];0);TEXT([.L16];0);TEXT([.M16];0);TEXT([.N16];0);TEXT([.O16];0);TEXT([.P16];0);TEXT([.Q16];0);)" office:value-type="string" office:string-value="%11101110" calcext:value-type="string">
            <text:p>%111011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7];0);TEXT([.C17];0);TEXT([.D17];0);TEXT([.E17];0);TEXT([.F17];0);TEXT([.G17];0);TEXT([.H17];0);TEXT([.I17];0);)" office:value-type="string" office:string-value="%00000000" calcext:value-type="string">
            <text:p>%00000000</text:p>
          </table:table-cell>
          <table:table-cell table:formula="of:=COM.MICROSOFT.CONCAT(&quot;%&quot;;TEXT([.J17];0);TEXT([.K17];0);TEXT([.L17];0);TEXT([.M17];0);TEXT([.N17];0);TEXT([.O17];0);TEXT([.P17];0);TEXT([.Q17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table:number-columns-repeated="18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19"/>
          <table:table-cell office:value-type="string" calcext:value-type="string">
            <text:p>Binary text</text:p>
          </table:table-cell>
          <table:table-cell office:value-type="string" calcext:value-type="string">
            <text:p>Binary num</text:p>
          </table:table-cell>
          <table:table-cell office:value-type="string" calcext:value-type="string">
            <text:p>Hex num</text:p>
          </table:table-cell>
          <table:table-cell table:style-name="Default" office:value-type="string" calcext:value-type="string">
            <text:p>Hex text</text:p>
          </table:table-cell>
          <table:table-cell table:number-columns-repeated="2"/>
        </table:table-row>
        <table:table-row table:style-name="ro1">
          <table:table-cell table:number-columns-repeated="22"/>
          <table:table-cell table:style-name="Default"/>
          <table:table-cell table:number-columns-repeated="2"/>
        </table:table-row>
        <table:table-row table:style-name="ro1">
          <table:table-cell table:number-columns-repeated="19"/>
          <table:table-cell table:formula="of:=[.T2]" office:value-type="string" office:string-value="%00000000" calcext:value-type="string">
            <text:p>%00000000</text:p>
          </table:table-cell>
          <table:table-cell table:formula="of:=MID([.T21];2;8)" office:value-type="string" office:string-value="00000000" calcext:value-type="string">
            <text:p>00000000</text:p>
          </table:table-cell>
          <table:table-cell table:formula="of:=BIN2HEX([.U21])" office:value-type="string" office:string-value="0" calcext:value-type="string">
            <text:p>0</text:p>
          </table:table-cell>
          <table:table-cell table:formula="of:=COM.MICROSOFT.CONCAT(&quot;$&quot;;TEXT([.V21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3]" office:value-type="string" office:string-value="%01110111" calcext:value-type="string">
            <text:p>%01110111</text:p>
          </table:table-cell>
          <table:table-cell table:formula="of:=MID([.T22];2;8)" office:value-type="string" office:string-value="01110111" calcext:value-type="string">
            <text:p>01110111</text:p>
          </table:table-cell>
          <table:table-cell table:formula="of:=BIN2HEX([.U22])" office:value-type="string" office:string-value="77" calcext:value-type="string">
            <text:p>77</text:p>
          </table:table-cell>
          <table:table-cell table:formula="of:=COM.MICROSOFT.CONCAT(&quot;$&quot;;TEXT([.V22];0))" office:value-type="string" office:string-value="$77" calcext:value-type="string">
            <text:p>$77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4]" office:value-type="string" office:string-value="%01001000" calcext:value-type="string">
            <text:p>%01001000</text:p>
          </table:table-cell>
          <table:table-cell table:formula="of:=MID([.T23];2;8)" office:value-type="string" office:string-value="01001000" calcext:value-type="string">
            <text:p>01001000</text:p>
          </table:table-cell>
          <table:table-cell table:formula="of:=BIN2HEX([.U23])" office:value-type="string" office:string-value="48" calcext:value-type="string">
            <text:p>48</text:p>
          </table:table-cell>
          <table:table-cell table:formula="of:=COM.MICROSOFT.CONCAT(&quot;$&quot;;TEXT([.V23];0))" office:value-type="string" office:string-value="$48" calcext:value-type="string">
            <text:p>$48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5]" office:value-type="string" office:string-value="%01000100" calcext:value-type="string">
            <text:p>%01000100</text:p>
          </table:table-cell>
          <table:table-cell table:formula="of:=MID([.T24];2;8)" office:value-type="string" office:string-value="01000100" calcext:value-type="string">
            <text:p>01000100</text:p>
          </table:table-cell>
          <table:table-cell table:formula="of:=BIN2HEX([.U24])" office:value-type="string" office:string-value="44" calcext:value-type="string">
            <text:p>44</text:p>
          </table:table-cell>
          <table:table-cell table:formula="of:=COM.MICROSOFT.CONCAT(&quot;$&quot;;TEXT([.V24];0))" office:value-type="string" office:string-value="$44" calcext:value-type="string">
            <text:p>$44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6]" office:value-type="string" office:string-value="%00100010" calcext:value-type="string">
            <text:p>%00100010</text:p>
          </table:table-cell>
          <table:table-cell table:formula="of:=MID([.T25];2;8)" office:value-type="string" office:string-value="00100010" calcext:value-type="string">
            <text:p>00100010</text:p>
          </table:table-cell>
          <table:table-cell table:formula="of:=BIN2HEX([.U25])" office:value-type="string" office:string-value="22" calcext:value-type="string">
            <text:p>22</text:p>
          </table:table-cell>
          <table:table-cell table:formula="of:=COM.MICROSOFT.CONCAT(&quot;$&quot;;TEXT([.V25];0))" office:value-type="string" office:string-value="$22" calcext:value-type="string">
            <text:p>$22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7]" office:value-type="string" office:string-value="%01010001" calcext:value-type="string">
            <text:p>%01010001</text:p>
          </table:table-cell>
          <table:table-cell table:formula="of:=MID([.T26];2;8)" office:value-type="string" office:string-value="01010001" calcext:value-type="string">
            <text:p>01010001</text:p>
          </table:table-cell>
          <table:table-cell table:formula="of:=BIN2HEX([.U26])" office:value-type="string" office:string-value="51" calcext:value-type="string">
            <text:p>51</text:p>
          </table:table-cell>
          <table:table-cell table:formula="of:=COM.MICROSOFT.CONCAT(&quot;$&quot;;TEXT([.V26];0))" office:value-type="string" office:string-value="$51" calcext:value-type="string">
            <text:p>$51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8]" office:value-type="string" office:string-value="%01001000" calcext:value-type="string">
            <text:p>%01001000</text:p>
          </table:table-cell>
          <table:table-cell table:formula="of:=MID([.T27];2;8)" office:value-type="string" office:string-value="01001000" calcext:value-type="string">
            <text:p>01001000</text:p>
          </table:table-cell>
          <table:table-cell table:formula="of:=BIN2HEX([.U27])" office:value-type="string" office:string-value="48" calcext:value-type="string">
            <text:p>48</text:p>
          </table:table-cell>
          <table:table-cell table:formula="of:=COM.MICROSOFT.CONCAT(&quot;$&quot;;TEXT([.V27];0))" office:value-type="string" office:string-value="$48" calcext:value-type="string">
            <text:p>$48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9]" office:value-type="string" office:string-value="%01000100" calcext:value-type="string">
            <text:p>%01000100</text:p>
          </table:table-cell>
          <table:table-cell table:formula="of:=MID([.T28];2;8)" office:value-type="string" office:string-value="01000100" calcext:value-type="string">
            <text:p>01000100</text:p>
          </table:table-cell>
          <table:table-cell table:formula="of:=BIN2HEX([.U28])" office:value-type="string" office:string-value="44" calcext:value-type="string">
            <text:p>44</text:p>
          </table:table-cell>
          <table:table-cell table:formula="of:=COM.MICROSOFT.CONCAT(&quot;$&quot;;TEXT([.V28];0))" office:value-type="string" office:string-value="$44" calcext:value-type="string">
            <text:p>$44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2]" office:value-type="string" office:string-value="%00000000" calcext:value-type="string">
            <text:p>%00000000</text:p>
          </table:table-cell>
          <table:table-cell table:formula="of:=MID([.T29];2;8)" office:value-type="string" office:string-value="00000000" calcext:value-type="string">
            <text:p>00000000</text:p>
          </table:table-cell>
          <table:table-cell table:formula="of:=BIN2HEX([.U29])" office:value-type="string" office:string-value="0" calcext:value-type="string">
            <text:p>0</text:p>
          </table:table-cell>
          <table:table-cell table:formula="of:=COM.MICROSOFT.CONCAT(&quot;$&quot;;TEXT([.V29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3]" office:value-type="string" office:string-value="%11101110" calcext:value-type="string">
            <text:p>%11101110</text:p>
          </table:table-cell>
          <table:table-cell table:formula="of:=MID([.T30];2;8)" office:value-type="string" office:string-value="11101110" calcext:value-type="string">
            <text:p>11101110</text:p>
          </table:table-cell>
          <table:table-cell table:formula="of:=BIN2HEX([.U30])" office:value-type="string" office:string-value="EE" calcext:value-type="string">
            <text:p>EE</text:p>
          </table:table-cell>
          <table:table-cell table:formula="of:=COM.MICROSOFT.CONCAT(&quot;$&quot;;TEXT([.V30];0))" office:value-type="string" office:string-value="$EE" calcext:value-type="string">
            <text:p>$EE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4]" office:value-type="string" office:string-value="%00010010" calcext:value-type="string">
            <text:p>%00010010</text:p>
          </table:table-cell>
          <table:table-cell table:formula="of:=MID([.T31];2;8)" office:value-type="string" office:string-value="00010010" calcext:value-type="string">
            <text:p>00010010</text:p>
          </table:table-cell>
          <table:table-cell table:formula="of:=BIN2HEX([.U31])" office:value-type="string" office:string-value="12" calcext:value-type="string">
            <text:p>12</text:p>
          </table:table-cell>
          <table:table-cell table:formula="of:=COM.MICROSOFT.CONCAT(&quot;$&quot;;TEXT([.V31];0))" office:value-type="string" office:string-value="$12" calcext:value-type="string">
            <text:p>$12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5]" office:value-type="string" office:string-value="%00100010" calcext:value-type="string">
            <text:p>%00100010</text:p>
          </table:table-cell>
          <table:table-cell table:formula="of:=MID([.T32];2;8)" office:value-type="string" office:string-value="00100010" calcext:value-type="string">
            <text:p>00100010</text:p>
          </table:table-cell>
          <table:table-cell table:formula="of:=BIN2HEX([.U32])" office:value-type="string" office:string-value="22" calcext:value-type="string">
            <text:p>22</text:p>
          </table:table-cell>
          <table:table-cell table:formula="of:=COM.MICROSOFT.CONCAT(&quot;$&quot;;TEXT([.V32];0))" office:value-type="string" office:string-value="$22" calcext:value-type="string">
            <text:p>$22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6]" office:value-type="string" office:string-value="%01000100" calcext:value-type="string">
            <text:p>%01000100</text:p>
          </table:table-cell>
          <table:table-cell table:formula="of:=MID([.T33];2;8)" office:value-type="string" office:string-value="01000100" calcext:value-type="string">
            <text:p>01000100</text:p>
          </table:table-cell>
          <table:table-cell table:formula="of:=BIN2HEX([.U33])" office:value-type="string" office:string-value="44" calcext:value-type="string">
            <text:p>44</text:p>
          </table:table-cell>
          <table:table-cell table:formula="of:=COM.MICROSOFT.CONCAT(&quot;$&quot;;TEXT([.V33];0))" office:value-type="string" office:string-value="$44" calcext:value-type="string">
            <text:p>$44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7]" office:value-type="string" office:string-value="%10001010" calcext:value-type="string">
            <text:p>%10001010</text:p>
          </table:table-cell>
          <table:table-cell table:formula="of:=MID([.T34];2;8)" office:value-type="string" office:string-value="10001010" calcext:value-type="string">
            <text:p>10001010</text:p>
          </table:table-cell>
          <table:table-cell table:formula="of:=BIN2HEX([.U34])" office:value-type="string" office:string-value="8A" calcext:value-type="string">
            <text:p>8A</text:p>
          </table:table-cell>
          <table:table-cell table:formula="of:=COM.MICROSOFT.CONCAT(&quot;$&quot;;TEXT([.V34];0))" office:value-type="string" office:string-value="$8A" calcext:value-type="string">
            <text:p>$8A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8]" office:value-type="string" office:string-value="%00010010" calcext:value-type="string">
            <text:p>%00010010</text:p>
          </table:table-cell>
          <table:table-cell table:formula="of:=MID([.T35];2;8)" office:value-type="string" office:string-value="00010010" calcext:value-type="string">
            <text:p>00010010</text:p>
          </table:table-cell>
          <table:table-cell table:formula="of:=BIN2HEX([.U35])" office:value-type="string" office:string-value="12" calcext:value-type="string">
            <text:p>12</text:p>
          </table:table-cell>
          <table:table-cell table:formula="of:=COM.MICROSOFT.CONCAT(&quot;$&quot;;TEXT([.V35];0))" office:value-type="string" office:string-value="$12" calcext:value-type="string">
            <text:p>$12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9]" office:value-type="string" office:string-value="%00100010" calcext:value-type="string">
            <text:p>%00100010</text:p>
          </table:table-cell>
          <table:table-cell table:formula="of:=MID([.T36];2;8)" office:value-type="string" office:string-value="00100010" calcext:value-type="string">
            <text:p>00100010</text:p>
          </table:table-cell>
          <table:table-cell table:formula="of:=BIN2HEX([.U36])" office:value-type="string" office:string-value="22" calcext:value-type="string">
            <text:p>22</text:p>
          </table:table-cell>
          <table:table-cell table:formula="of:=COM.MICROSOFT.CONCAT(&quot;$&quot;;TEXT([.V36];0))" office:value-type="string" office:string-value="$22" calcext:value-type="string">
            <text:p>$22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0]" office:value-type="string" office:string-value="%01000100" calcext:value-type="string">
            <text:p>%01000100</text:p>
          </table:table-cell>
          <table:table-cell table:formula="of:=MID([.T37];2;8)" office:value-type="string" office:string-value="01000100" calcext:value-type="string">
            <text:p>01000100</text:p>
          </table:table-cell>
          <table:table-cell table:formula="of:=BIN2HEX([.U37])" office:value-type="string" office:string-value="44" calcext:value-type="string">
            <text:p>44</text:p>
          </table:table-cell>
          <table:table-cell table:formula="of:=COM.MICROSOFT.CONCAT(&quot;$&quot;;TEXT([.V37];0))" office:value-type="string" office:string-value="$44" calcext:value-type="string">
            <text:p>$44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1]" office:value-type="string" office:string-value="%01001000" calcext:value-type="string">
            <text:p>%01001000</text:p>
          </table:table-cell>
          <table:table-cell table:formula="of:=MID([.T38];2;8)" office:value-type="string" office:string-value="01001000" calcext:value-type="string">
            <text:p>01001000</text:p>
          </table:table-cell>
          <table:table-cell table:formula="of:=BIN2HEX([.U38])" office:value-type="string" office:string-value="48" calcext:value-type="string">
            <text:p>48</text:p>
          </table:table-cell>
          <table:table-cell table:formula="of:=COM.MICROSOFT.CONCAT(&quot;$&quot;;TEXT([.V38];0))" office:value-type="string" office:string-value="$48" calcext:value-type="string">
            <text:p>$48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2]" office:value-type="string" office:string-value="%01010001" calcext:value-type="string">
            <text:p>%01010001</text:p>
          </table:table-cell>
          <table:table-cell table:formula="of:=MID([.T39];2;8)" office:value-type="string" office:string-value="01010001" calcext:value-type="string">
            <text:p>01010001</text:p>
          </table:table-cell>
          <table:table-cell table:formula="of:=BIN2HEX([.U39])" office:value-type="string" office:string-value="51" calcext:value-type="string">
            <text:p>51</text:p>
          </table:table-cell>
          <table:table-cell table:formula="of:=COM.MICROSOFT.CONCAT(&quot;$&quot;;TEXT([.V39];0))" office:value-type="string" office:string-value="$51" calcext:value-type="string">
            <text:p>$51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3]" office:value-type="string" office:string-value="%00100010" calcext:value-type="string">
            <text:p>%00100010</text:p>
          </table:table-cell>
          <table:table-cell table:formula="of:=MID([.T40];2;8)" office:value-type="string" office:string-value="00100010" calcext:value-type="string">
            <text:p>00100010</text:p>
          </table:table-cell>
          <table:table-cell table:formula="of:=BIN2HEX([.U40])" office:value-type="string" office:string-value="22" calcext:value-type="string">
            <text:p>22</text:p>
          </table:table-cell>
          <table:table-cell table:formula="of:=COM.MICROSOFT.CONCAT(&quot;$&quot;;TEXT([.V40];0))" office:value-type="string" office:string-value="$22" calcext:value-type="string">
            <text:p>$22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4]" office:value-type="string" office:string-value="%01000100" calcext:value-type="string">
            <text:p>%01000100</text:p>
          </table:table-cell>
          <table:table-cell table:formula="of:=MID([.T41];2;8)" office:value-type="string" office:string-value="01000100" calcext:value-type="string">
            <text:p>01000100</text:p>
          </table:table-cell>
          <table:table-cell table:formula="of:=BIN2HEX([.U41])" office:value-type="string" office:string-value="44" calcext:value-type="string">
            <text:p>44</text:p>
          </table:table-cell>
          <table:table-cell table:formula="of:=COM.MICROSOFT.CONCAT(&quot;$&quot;;TEXT([.V41];0))" office:value-type="string" office:string-value="$44" calcext:value-type="string">
            <text:p>$44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5]" office:value-type="string" office:string-value="%01001000" calcext:value-type="string">
            <text:p>%01001000</text:p>
          </table:table-cell>
          <table:table-cell table:formula="of:=MID([.T42];2;8)" office:value-type="string" office:string-value="01001000" calcext:value-type="string">
            <text:p>01001000</text:p>
          </table:table-cell>
          <table:table-cell table:formula="of:=BIN2HEX([.U42])" office:value-type="string" office:string-value="48" calcext:value-type="string">
            <text:p>48</text:p>
          </table:table-cell>
          <table:table-cell table:formula="of:=COM.MICROSOFT.CONCAT(&quot;$&quot;;TEXT([.V42];0))" office:value-type="string" office:string-value="$48" calcext:value-type="string">
            <text:p>$48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6]" office:value-type="string" office:string-value="%01110111" calcext:value-type="string">
            <text:p>%01110111</text:p>
          </table:table-cell>
          <table:table-cell table:formula="of:=MID([.T43];2;8)" office:value-type="string" office:string-value="01110111" calcext:value-type="string">
            <text:p>01110111</text:p>
          </table:table-cell>
          <table:table-cell table:formula="of:=BIN2HEX([.U43])" office:value-type="string" office:string-value="77" calcext:value-type="string">
            <text:p>77</text:p>
          </table:table-cell>
          <table:table-cell table:formula="of:=COM.MICROSOFT.CONCAT(&quot;$&quot;;TEXT([.V43];0))" office:value-type="string" office:string-value="$77" calcext:value-type="string">
            <text:p>$77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7]" office:value-type="string" office:string-value="%00000000" calcext:value-type="string">
            <text:p>%00000000</text:p>
          </table:table-cell>
          <table:table-cell table:formula="of:=MID([.T44];2;8)" office:value-type="string" office:string-value="00000000" calcext:value-type="string">
            <text:p>00000000</text:p>
          </table:table-cell>
          <table:table-cell table:formula="of:=BIN2HEX([.U44])" office:value-type="string" office:string-value="0" calcext:value-type="string">
            <text:p>0</text:p>
          </table:table-cell>
          <table:table-cell table:formula="of:=COM.MICROSOFT.CONCAT(&quot;$&quot;;TEXT([.V44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0]" office:value-type="string" office:string-value="%00100010" calcext:value-type="string">
            <text:p>%00100010</text:p>
          </table:table-cell>
          <table:table-cell table:formula="of:=MID([.T45];2;8)" office:value-type="string" office:string-value="00100010" calcext:value-type="string">
            <text:p>00100010</text:p>
          </table:table-cell>
          <table:table-cell table:formula="of:=BIN2HEX([.U45])" office:value-type="string" office:string-value="22" calcext:value-type="string">
            <text:p>22</text:p>
          </table:table-cell>
          <table:table-cell table:formula="of:=COM.MICROSOFT.CONCAT(&quot;$&quot;;TEXT([.V45];0))" office:value-type="string" office:string-value="$22" calcext:value-type="string">
            <text:p>$22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1]" office:value-type="string" office:string-value="%00010010" calcext:value-type="string">
            <text:p>%00010010</text:p>
          </table:table-cell>
          <table:table-cell table:formula="of:=MID([.T46];2;8)" office:value-type="string" office:string-value="00010010" calcext:value-type="string">
            <text:p>00010010</text:p>
          </table:table-cell>
          <table:table-cell table:formula="of:=BIN2HEX([.U46])" office:value-type="string" office:string-value="12" calcext:value-type="string">
            <text:p>12</text:p>
          </table:table-cell>
          <table:table-cell table:formula="of:=COM.MICROSOFT.CONCAT(&quot;$&quot;;TEXT([.V46];0))" office:value-type="string" office:string-value="$12" calcext:value-type="string">
            <text:p>$12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2]" office:value-type="string" office:string-value="%10001010" calcext:value-type="string">
            <text:p>%10001010</text:p>
          </table:table-cell>
          <table:table-cell table:formula="of:=MID([.T47];2;8)" office:value-type="string" office:string-value="10001010" calcext:value-type="string">
            <text:p>10001010</text:p>
          </table:table-cell>
          <table:table-cell table:formula="of:=BIN2HEX([.U47])" office:value-type="string" office:string-value="8A" calcext:value-type="string">
            <text:p>8A</text:p>
          </table:table-cell>
          <table:table-cell table:formula="of:=COM.MICROSOFT.CONCAT(&quot;$&quot;;TEXT([.V47];0))" office:value-type="string" office:string-value="$8A" calcext:value-type="string">
            <text:p>$8A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3]" office:value-type="string" office:string-value="%01000100" calcext:value-type="string">
            <text:p>%01000100</text:p>
          </table:table-cell>
          <table:table-cell table:formula="of:=MID([.T48];2;8)" office:value-type="string" office:string-value="01000100" calcext:value-type="string">
            <text:p>01000100</text:p>
          </table:table-cell>
          <table:table-cell table:formula="of:=BIN2HEX([.U48])" office:value-type="string" office:string-value="44" calcext:value-type="string">
            <text:p>44</text:p>
          </table:table-cell>
          <table:table-cell table:formula="of:=COM.MICROSOFT.CONCAT(&quot;$&quot;;TEXT([.V48];0))" office:value-type="string" office:string-value="$44" calcext:value-type="string">
            <text:p>$44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4]" office:value-type="string" office:string-value="%00100010" calcext:value-type="string">
            <text:p>%00100010</text:p>
          </table:table-cell>
          <table:table-cell table:formula="of:=MID([.T49];2;8)" office:value-type="string" office:string-value="00100010" calcext:value-type="string">
            <text:p>00100010</text:p>
          </table:table-cell>
          <table:table-cell table:formula="of:=BIN2HEX([.U49])" office:value-type="string" office:string-value="22" calcext:value-type="string">
            <text:p>22</text:p>
          </table:table-cell>
          <table:table-cell table:formula="of:=COM.MICROSOFT.CONCAT(&quot;$&quot;;TEXT([.V49];0))" office:value-type="string" office:string-value="$22" calcext:value-type="string">
            <text:p>$22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5]" office:value-type="string" office:string-value="%00010010" calcext:value-type="string">
            <text:p>%00010010</text:p>
          </table:table-cell>
          <table:table-cell table:formula="of:=MID([.T50];2;8)" office:value-type="string" office:string-value="00010010" calcext:value-type="string">
            <text:p>00010010</text:p>
          </table:table-cell>
          <table:table-cell table:formula="of:=BIN2HEX([.U50])" office:value-type="string" office:string-value="12" calcext:value-type="string">
            <text:p>12</text:p>
          </table:table-cell>
          <table:table-cell table:formula="of:=COM.MICROSOFT.CONCAT(&quot;$&quot;;TEXT([.V50];0))" office:value-type="string" office:string-value="$12" calcext:value-type="string">
            <text:p>$12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6]" office:value-type="string" office:string-value="%11101110" calcext:value-type="string">
            <text:p>%11101110</text:p>
          </table:table-cell>
          <table:table-cell table:formula="of:=MID([.T51];2;8)" office:value-type="string" office:string-value="11101110" calcext:value-type="string">
            <text:p>11101110</text:p>
          </table:table-cell>
          <table:table-cell table:formula="of:=BIN2HEX([.U51])" office:value-type="string" office:string-value="EE" calcext:value-type="string">
            <text:p>EE</text:p>
          </table:table-cell>
          <table:table-cell table:formula="of:=COM.MICROSOFT.CONCAT(&quot;$&quot;;TEXT([.V51];0))" office:value-type="string" office:string-value="$EE" calcext:value-type="string">
            <text:p>$EE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7]" office:value-type="string" office:string-value="%00000000" calcext:value-type="string">
            <text:p>%00000000</text:p>
          </table:table-cell>
          <table:table-cell table:formula="of:=MID([.T52];2;8)" office:value-type="string" office:string-value="00000000" calcext:value-type="string">
            <text:p>00000000</text:p>
          </table:table-cell>
          <table:table-cell table:formula="of:=BIN2HEX([.U52])" office:value-type="string" office:string-value="0" calcext:value-type="string">
            <text:p>0</text:p>
          </table:table-cell>
          <table:table-cell table:formula="of:=COM.MICROSOFT.CONCAT(&quot;$&quot;;TEXT([.V52];0))" office:value-type="string" office:string-value="$0" calcext:value-type="string">
            <text:p>$0</text:p>
          </table:table-cell>
          <table:table-cell table:number-columns-repeated="2"/>
        </table:table-row>
        <calcext:conditional-formats>
          <calcext:conditional-format calcext:target-range-address="Sheet1.B2:Sheet1.R17">
            <calcext:color-scale>
              <calcext:color-scale-entry calcext:value="0" calcext:type="number" calcext:color="#000000"/>
              <calcext:color-scale-entry calcext:value="1" calcext:type="number" calcext:color="#ffff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4">00/00/0000</text:date>, <text:time style:data-style-name="N2" text:time-value="10:50:36.6539636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3T22:00:56.261819533</meta:creation-date>
    <dc:date>2022-02-04T10:58:21.356888201</dc:date>
    <meta:editing-duration>PT42M46S</meta:editing-duration>
    <meta:editing-cycles>17</meta:editing-cycles>
    <meta:generator>LibreOffice/6.4.7.2$Linux_X86_64 LibreOffice_project/40$Build-2</meta:generator>
    <meta:document-statistic meta:table-count="1" meta:cell-count="486" meta:object-count="0"/>
  </office:meta>
</office:document-meta>
</file>